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1"/>
    <style:style style:name="ce5" style:family="table-cell" style:parent-style-name="Default" style:data-style-name="N123"/>
    <style:style style:name="ce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5"/>
        <table:table-column table:style-name="co1" table:default-cell-style-name="ce6"/>
        <table:table-column table:style-name="co1" table:number-columns-repeated="6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_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.900E+03</text:p>
          </table:table-cell>
          <table:table-cell table:number-columns-repeated="4"/>
          <table:table-cell office:value-type="float" office:value="9900" calcext:value-type="float">
            <text:p>9900.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734000" calcext:value-type="float">
            <text:p>7.340E+05</text:p>
          </table:table-cell>
          <table:table-cell office:value-type="float" office:value="9200" calcext:value-type="float">
            <text:p>9.200E+03</text:p>
          </table:table-cell>
          <table:table-cell office:value-type="float" office:value="0.00009" calcext:value-type="float">
            <text:p>9.000E-05</text:p>
          </table:table-cell>
          <table:table-cell table:formula="of:=2*PI()*[.B8]*[.D8]" office:value-type="float" office:value="415.067221392284" calcext:value-type="float">
            <text:p>4.151E+02</text:p>
          </table:table-cell>
          <table:table-cell office:value-type="float" office:value="100000000000000" calcext:value-type="float">
            <text:p>1.000E+14</text:p>
          </table:table-cell>
          <table:table-cell table:formula="of:=1/(2*PI()*[.B8])" office:value-type="float" office:value="0.00000021683234753664" calcext:value-type="float">
            <text:p>2.168E-07</text:p>
          </table:table-cell>
          <table:table-cell table:formula="of:=SQRT([.C8]^2 + ([.E8] - [.G8])^2)" office:value-type="float" office:value="9209.35832716343" calcext:value-type="float">
            <text:p>9209.358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734260" calcext:value-type="float">
            <text:p>7.343E+05</text:p>
          </table:table-cell>
          <table:table-cell office:value-type="float" office:value="9150" calcext:value-type="float">
            <text:p>9.150E+03</text:p>
          </table:table-cell>
          <table:table-cell office:value-type="float" office:value="0.0000000004" calcext:value-type="float">
            <text:p>4.000E-10</text:p>
          </table:table-cell>
          <table:table-cell table:formula="of:=2*PI()*[.B9]*[.D9]" office:value-type="float" office:value="0.00184539665745987" calcext:value-type="float">
            <text:p>1.845E-03</text:p>
          </table:table-cell>
          <table:table-cell office:value-type="float" office:value="100000000000001" calcext:value-type="float">
            <text:p>1.000E+14</text:p>
          </table:table-cell>
          <table:table-cell table:formula="of:=1/(2*PI()*[.B9])" office:value-type="float" office:value="0.0000002167555676353" calcext:value-type="float">
            <text:p>2.168E-07</text:p>
          </table:table-cell>
          <table:table-cell table:formula="of:=SQRT([.C9]^2 + ([.E9] - [.G9])^2)" office:value-type="float" office:value="9150.00000000019" calcext:value-type="float">
            <text:p>9150.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2767000" calcext:value-type="float">
            <text:p>2.767E+06</text:p>
          </table:table-cell>
          <table:table-cell office:value-type="float" office:value="8300" calcext:value-type="float">
            <text:p>8.300E+03</text:p>
          </table:table-cell>
          <table:table-cell office:value-type="float" office:value="0.000000000025" calcext:value-type="float">
            <text:p>2.500E-11</text:p>
          </table:table-cell>
          <table:table-cell table:formula="of:=2*PI()*[.B10]*[.D10]" office:value-type="float" office:value="0.000434639343624148" calcext:value-type="float">
            <text:p>4.346E-04</text:p>
          </table:table-cell>
          <table:table-cell office:value-type="float" office:value="100000000000002" calcext:value-type="float">
            <text:p>1.000E+14</text:p>
          </table:table-cell>
          <table:table-cell table:formula="of:=1/(2*PI()*[.B10])" office:value-type="float" office:value="0.00000005751895305092" calcext:value-type="float">
            <text:p>5.752E-08</text:p>
          </table:table-cell>
          <table:table-cell table:formula="of:=SQRT([.C10]^2 + ([.E10] - [.G10])^2)" office:value-type="float" office:value="8300.00000000001" calcext:value-type="float">
            <text:p>8300.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00970" calcext:value-type="float">
            <text:p>3.010E+05</text:p>
          </table:table-cell>
          <table:table-cell office:value-type="float" office:value="710" calcext:value-type="float">
            <text:p>7.100E+02</text:p>
          </table:table-cell>
          <table:table-cell office:value-type="float" office:value="0.00000012" calcext:value-type="float">
            <text:p>1.200E-07</text:p>
          </table:table-cell>
          <table:table-cell table:formula="of:=2*PI()*[.B11]*[.D11]" office:value-type="float" office:value="0.226926033828221" calcext:value-type="float">
            <text:p>2.269E-01</text:p>
          </table:table-cell>
          <table:table-cell office:value-type="float" office:value="100000000000003" calcext:value-type="float">
            <text:p>1.000E+14</text:p>
          </table:table-cell>
          <table:table-cell table:formula="of:=1/(2*PI()*[.B11])" office:value-type="float" office:value="0.00000052880666874405" calcext:value-type="float">
            <text:p>5.288E-07</text:p>
          </table:table-cell>
          <table:table-cell table:formula="of:=SQRT([.C11]^2 + ([.E11] - [.G11])^2)" office:value-type="float" office:value="710.000036264214" calcext:value-type="float">
            <text:p>710.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00970" calcext:value-type="float">
            <text:p>3.010E+05</text:p>
          </table:table-cell>
          <table:table-cell office:value-type="float" office:value="0" calcext:value-type="float">
            <text:p>0.000E+00</text:p>
          </table:table-cell>
          <table:table-cell office:value-type="float" office:value="0.00367" calcext:value-type="float">
            <text:p>3.670E-03</text:p>
          </table:table-cell>
          <table:table-cell table:formula="of:=2*PI()*[.B12]*[.D12]" office:value-type="float" office:value="6940.15453457975" calcext:value-type="float">
            <text:p>6.940E+03</text:p>
          </table:table-cell>
          <table:table-cell office:value-type="float" office:value="100000000000004" calcext:value-type="float">
            <text:p>1.000E+14</text:p>
          </table:table-cell>
          <table:table-cell table:formula="of:=1/(2*PI()*[.B12])" office:value-type="float" office:value="0.00000052880666874405" calcext:value-type="float">
            <text:p>5.288E-07</text:p>
          </table:table-cell>
          <table:table-cell table:formula="of:=SQRT([.C12]^2 + ([.E12] - [.G12])^2)" office:value-type="float" office:value="6940.15453405095" calcext:value-type="float">
            <text:p>6940.155</text:p>
          </table:table-cell>
          <table:table-cell table:formula="of:=[.H12]/(2*PI()*[.B12])" office:value-type="float" office:value="0.00366999999972037" calcext:value-type="float">
            <text:p>0.00366999999972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11"/>
          <table:table-cell table:formula="of:=0.0001*50" office:value-type="float" office:value="0.005" calcext:value-type="float">
            <text:p>0.005</text:p>
          </table:table-cell>
        </table:table-row>
        <table:table-row table:style-name="ro1" table:number-rows-repeated="5">
          <table:table-cell/>
          <table:table-cell table:style-name="ce5"/>
          <table:table-cell table:number-columns-repeated="12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06:29:36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4T10:02:14.590000000</meta:creation-date>
    <meta:editing-duration>PT3H23M23S</meta:editing-duration>
    <meta:editing-cycles>2</meta:editing-cycles>
    <meta:generator>LibreOffice/7.1.5.2$Windows_X86_64 LibreOffice_project/85f04e9f809797b8199d13c421bd8a2b025d52b5</meta:generator>
    <dc:date>2026-02-14T10:03:06.958000000</dc:date>
    <meta:document-statistic meta:table-count="1" meta:cell-count="47" meta:object-count="0"/>
  </office:meta>
</office:document-meta>
</file>